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color="#b3b300" draw:opacity="100%" draw:textarea-horizontal-align="center" draw:textarea-vertical-align="middle" draw:shadow-opacity="100%"/>
    </style:style>
    <style:style style:name="gr2" style:family="graphic" style:parent-style-name="standard">
      <style:graphic-properties draw:stroke="none" draw:fill-color="#b3b300" draw:textarea-horizontal-align="center" draw:textarea-vertical-align="middle"/>
    </style:style>
    <style:style style:name="gr3" style:family="graphic" style:parent-style-name="standard">
      <style:graphic-properties draw:stroke="solid" svg:stroke-width="0.05cm" svg:stroke-color="#e08008" draw:marker-start-width="0.38cm" draw:marker-end-width="0.38cm" draw:fill-color="#ff950e" draw:textarea-horizontal-align="center" draw:textarea-vertical-align="middle" fo:padding-top="0.15cm" fo:padding-bottom="0.15cm" fo:padding-left="0.275cm" fo:padding-right="0.275cm"/>
    </style:style>
    <style:style style:name="gr4" style:family="graphic" style:parent-style-name="standard">
      <style:graphic-properties svg:stroke-width="0.05cm" svg:stroke-color="#008000" draw:marker-start-width="0.38cm" draw:marker-end-width="0.38cm" draw:textarea-horizontal-align="center" draw:textarea-vertical-align="middle" fo:padding-top="0.15cm" fo:padding-bottom="0.15cm" fo:padding-left="0.275cm" fo:padding-right="0.275cm"/>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width="0.05cm" svg:stroke-color="#008000" draw:marker-start-width="0.38cm" draw:marker-end-width="0.38cm"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draw:fill-color="#ff950e" draw:textarea-horizontal-align="center" draw:textarea-vertical-align="middle"/>
    </style:style>
    <style:style style:name="gr8" style:family="graphic" style:parent-style-name="objectwithoutfill">
      <style:graphic-properties svg:stroke-width="0.05cm" svg:stroke-color="#e08008" draw:marker-start-width="0.38cm" draw:marker-end-width="0.38cm" draw:fill="none" draw:textarea-horizontal-align="center" draw:textarea-vertical-align="middle" fo:padding-top="0.15cm" fo:padding-bottom="0.15cm" fo:padding-left="0.275cm" fo:padding-right="0.275cm"/>
    </style:style>
    <style:style style:name="gr9" style:family="graphic" style:parent-style-name="standard">
      <style:graphic-properties svg:stroke-width="0.05cm" svg:stroke-color="#e08008" draw:marker-start-width="0.38cm" draw:marker-end-width="0.38cm" draw:textarea-horizontal-align="center"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textarea-vertical-align="middle" draw:auto-grow-height="false" fo:min-height="0.455cm" fo:padding-top="0cm" fo:padding-bottom="0cm" fo:padding-left="0.05cm" fo:padding-right="0.05cm"/>
    </style:style>
    <style:style style:name="gr11" style:family="graphic" style:parent-style-name="standard">
      <style:graphic-properties draw:stroke="none" draw:fill-color="#008000" draw:opacity="70%" draw:textarea-horizontal-align="center" draw:textarea-vertical-align="middle" draw:shadow-opacity="70%"/>
    </style:style>
    <style:style style:name="gr12" style:family="graphic" style:parent-style-name="standard">
      <style:graphic-properties svg:stroke-width="0.03cm" svg:stroke-color="#e6e6e6" draw:marker-start-width="0.35cm" draw:marker-end-width="0.35cm" draw:fill-color="#ffffff" draw:textarea-horizontal-align="justify" draw:textarea-vertical-align="middle" draw:auto-grow-height="false" fo:padding-top="0.14cm" fo:padding-bottom="0.14cm" fo:padding-left="0.265cm" fo:padding-right="0.265cm"/>
    </style:style>
    <style:style style:name="gr13" style:family="graphic" style:parent-style-name="standard">
      <style:graphic-properties svg:stroke-width="0.02cm" draw:marker-start-width="0.33cm" draw:marker-end="Arrow_20_concave" draw:marker-end-width="0.1cm"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color="#b3b300" fo:font-size="9pt" style:font-size-asian="9pt" style:font-size-complex="9pt"/>
    </style:style>
    <style:style style:name="P3" style:family="paragraph">
      <style:text-properties fo:color="#e08008" fo:font-size="9pt" style:font-size-asian="9pt" style:font-size-complex="9pt"/>
    </style:style>
    <style:style style:name="P4" style:family="paragraph">
      <style:text-properties fo:color="#008000" fo:font-size="9pt" style:font-size-asian="9pt" style:font-size-complex="9pt"/>
    </style:style>
    <style:style style:name="P5" style:family="paragraph">
      <style:text-properties fo:color="#000000" style:text-outline="true" fo:font-size="9pt" style:font-size-asian="9pt" style:font-size-complex="9pt"/>
    </style:style>
    <style:style style:name="T1" style:family="text">
      <style:text-properties fo:color="#b3b300" fo:font-size="9pt" style:font-size-asian="9pt" style:font-size-complex="9pt"/>
    </style:style>
    <style:style style:name="T2" style:family="text">
      <style:text-properties fo:color="#e08008" fo:font-size="9pt" style:font-size-asian="9pt" style:font-size-complex="9pt"/>
    </style:style>
    <style:style style:name="T3" style:family="text">
      <style:text-properties fo:color="#008000" fo:font-size="9pt" style:font-size-asian="9pt" style:font-size-complex="9pt"/>
    </style:style>
    <style:style style:name="T4" style:family="text">
      <style:text-properties fo:color="#000000" style:text-outline="tru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cm" svg:height="1cm" draw:transform="skewX (-0.7853981633973) translate (0.25cm 0.75cm)">
          <text:p/>
        </draw:rect>
        <draw:rect draw:style-name="gr2" draw:text-style-name="P1" draw:layer="layout" svg:width="4cm" svg:height="0.5cm" svg:x="1.25cm" svg:y="1.75cm">
          <text:p/>
        </draw:rect>
        <draw:rect draw:style-name="gr2" draw:text-style-name="P1" draw:layer="layout" svg:width="0.5cm" svg:height="1cm" draw:transform="skewX (0.7853981633973) rotate (-1.57079632679579) translate (1.25cm 1.75cm)">
          <text:p/>
        </draw:rect>
        <draw:rect draw:style-name="gr3" draw:text-style-name="P1" draw:layer="layout" svg:width="0.25cm" svg:height="1cm" draw:transform="skewX (-0.7853981633973) translate (3cm 0.75cm)">
          <text:p/>
        </draw:rect>
        <draw:line draw:style-name="gr4" draw:text-style-name="P1" draw:layer="layout" svg:x1="5.25cm" svg:y1="2.25cm" svg:x2="3.5cm" svg:y2="2.25cm">
          <text:p/>
        </draw:line>
        <draw:line draw:style-name="gr5" draw:text-style-name="P1" draw:layer="layout" svg:x1="1.25cm" svg:y1="2.25cm" svg:x2="1.25cm" svg:y2="1.75cm">
          <text:p/>
        </draw:line>
        <draw:line draw:style-name="gr5" draw:text-style-name="P1" draw:layer="layout" svg:x1="5.25cm" svg:y1="2.25cm" svg:x2="5.25cm" svg:y2="1.75cm">
          <text:p/>
        </draw:line>
        <draw:line draw:style-name="gr5" draw:text-style-name="P1" draw:layer="layout" svg:x1="0.25cm" svg:y1="1.25cm" svg:x2="0.25cm" svg:y2="0.75cm">
          <text:p/>
        </draw:line>
        <draw:polyline draw:style-name="gr6" draw:text-style-name="P1" draw:layer="layout" svg:width="2.499cm" svg:height="0.999cm" draw:transform="rotate (3.1415926535892) translate (2.75cm 2.25cm)" svg:viewBox="0 0 2500 1000" draw:points="0,0 1500,0 2500,1000">
          <text:p/>
        </draw:polyline>
        <draw:line draw:style-name="gr4" draw:text-style-name="P1" draw:layer="layout" svg:x1="4cm" svg:y1="1.75cm" svg:x2="3.75cm" svg:y2="1.75cm">
          <text:p/>
        </draw:line>
        <draw:rect draw:style-name="gr7" draw:text-style-name="P1" draw:layer="layout" svg:width="0.25cm" svg:height="0.5cm" svg:x="3cm" svg:y="1.75cm">
          <text:p/>
        </draw:rect>
        <draw:polyline draw:style-name="gr8" draw:text-style-name="P1" draw:layer="layout" svg:width="0.249cm" svg:height="0.499cm" svg:x="2.75cm" svg:y="1.75cm" svg:viewBox="0 0 250 500" draw:points="0,500 250,500 250,0 0,0">
          <text:p/>
        </draw:polyline>
        <draw:rect draw:style-name="gr7" draw:text-style-name="P1" draw:layer="layout" svg:width="0.38cm" svg:height="0.13cm" svg:x="2.87cm" svg:y="1.62cm">
          <text:p/>
        </draw:rect>
        <draw:polygon draw:style-name="gr3" draw:text-style-name="P1" draw:layer="layout" svg:width="1.498cm" svg:height="0.999cm" svg:x="2cm" svg:y="0.75cm" svg:viewBox="0 0 1499 1000" draw:points="0,0 250,0 1014,764 1020,765 1043,770 1065,775 1088,781 1111,788 1134,795 1156,802 1179,810 1201,818 1223,827 1246,837 1268,847 1289,857 1310,867 1330,878 1350,889 1370,901 1388,912 1406,924 1425,937 1441,949 1456,961 1472,974 1485,986 1499,999 1252,1000 1247,995 1242,991 1237,987 1232,983 1227,979 1221,975 1215,971 1209,967 1202,963 1195,959 1188,955 1181,952 1173,948 1166,945 1159,942 1151,939 1144,936 1136,933 1128,931 1121,929 1113,927 1106,925 1098,923 1090,921 1083,920 1076,919 1069,918 1061,917 1054,916 1047,916 1041,916 1035,916 1028,916 1023,917 1017,918 1012,919 1007,920 1002,921 998,923 994,925 991,927 987,929 984,931 980,933 978,936 977,939 975,942 974,945 973,948 973,952 972,955 973,959 974,963 975,967 977,971 979,975 981,979 984,983 987,987 990,991 993,995 998,1000 749,999 737,986 726,974 716,961 707,949 699,937 692,924 686,912 682,901 678,889 676,878 674,867 675,857 676,847 678,837 681,827 685,818 691,810 698,802 706,795 715,788 724,781 735,775 747,770 760,765 764,764">
          <text:p/>
        </draw:polygon>
        <draw:polyline draw:style-name="gr8" draw:text-style-name="P1" draw:layer="layout" svg:width="0.249cm" svg:height="0.499cm" svg:x="3.25cm" svg:y="1.75cm" svg:viewBox="0 0 250 500" draw:points="250,500 0,500 0,0 250,0">
          <text:p/>
        </draw:polyline>
        <draw:line draw:style-name="gr9" draw:text-style-name="P1" draw:layer="layout" svg:x1="4.25cm" svg:y1="1.75cm" svg:x2="4cm" svg:y2="1.75cm">
          <text:p/>
        </draw:line>
        <draw:line draw:style-name="gr4" draw:text-style-name="P1" draw:layer="layout" svg:x1="4.275cm" svg:y1="1.7cm" svg:x2="3.975cm" svg:y2="1.7cm">
          <text:p/>
        </draw:line>
        <draw:frame draw:style-name="gr10" draw:text-style-name="P2" draw:layer="layout" svg:width="1.75cm" svg:height="0.5cm" svg:x="6cm" svg:y="1.75cm">
          <draw:text-box>
            <text:p><text:span text:style-name="T1">FR-4</text:span></text:p>
          </draw:text-box>
        </draw:frame>
        <draw:frame draw:style-name="gr10" draw:text-style-name="P3" draw:layer="layout" svg:width="1.75cm" svg:height="0.5cm" svg:x="5.5cm" svg:y="1.25cm">
          <draw:text-box>
            <text:p><text:span text:style-name="T2">Copper</text:span></text:p>
          </draw:text-box>
        </draw:frame>
        <draw:frame draw:style-name="gr10" draw:text-style-name="P4" draw:layer="layout" svg:width="2.25cm" svg:height="0.5cm" svg:x="5cm" svg:y="0.75cm">
          <draw:text-box>
            <text:p><text:span text:style-name="T3">Soldermask</text:span></text:p>
          </draw:text-box>
        </draw:frame>
        <draw:frame draw:style-name="gr10" draw:text-style-name="P5" draw:layer="layout" svg:width="1.75cm" svg:height="0.5cm" svg:x="4.5cm" svg:y="0.25cm">
          <draw:text-box>
            <text:p><text:span text:style-name="T4">Silkscreen</text:span></text:p>
          </draw:text-box>
        </draw:frame>
        <draw:rect draw:style-name="gr7" draw:text-style-name="P1" draw:layer="layout" svg:width="0.25cm" svg:height="1cm" draw:transform="skewX (-0.7853981633973) translate (4cm 0.75cm)">
          <text:p/>
        </draw:rect>
        <draw:polyline draw:style-name="gr8" draw:text-style-name="P1" draw:layer="layout" svg:width="-1.249cm" svg:height="-0.999cm" svg:x="5.25cm" svg:y="1.75cm" svg:viewBox="0 0 -1250 -1000" draw:points="1000,1000 1250,1000 250,0 0,0">
          <text:p/>
        </draw:polyline>
        <draw:line draw:style-name="gr4" draw:text-style-name="P1" draw:layer="layout" svg:x1="5.25cm" svg:y1="1.7cm" svg:x2="4.98cm" svg:y2="1.7cm">
          <text:p/>
        </draw:line>
        <draw:line draw:style-name="gr4" draw:text-style-name="P1" draw:layer="layout" svg:x1="5cm" svg:y1="1.75cm" svg:x2="4.25cm" svg:y2="1.75cm">
          <text:p/>
        </draw:line>
        <draw:polygon draw:style-name="gr11" draw:text-style-name="P1" draw:layer="layout" svg:width="4.999cm" svg:height="0.999cm" svg:x="0.25cm" svg:y="0.75cm" svg:viewBox="0 0 5000 1000" draw:points="3475,976 3448,951 3419,926 3390,902 3358,877 3326,853 3293,830 3257,806 3222,784 3185,761 3149,740 3111,719 3073,699 3033,679 2994,660 2954,642 2914,625 2874,609 2834,594 2794,580 2755,567 2715,555 2676,544 2639,535 2600,526 2563,519 2527,513 2492,508 2457,504 2423,501 2391,500 2359,500 2329,501 2301,504 2274,508 2249,513 2225,519 2202,526 2181,535 2162,544 2145,555 2129,567 2116,580 2104,594 2094,609 2086,625 2080,642 2076,660 2075,679 2075,699 2077,719 2081,740 2087,761 2096,784 2105,806 2117,830 2130,853 2146,877 2164,902 2183,926 2204,951 2227,976 2250,1000 1000,1000 0,0 4000,0 5000,1000 3500,1000">
          <text:p/>
        </draw:polygon>
        <draw:polyline draw:style-name="gr6" draw:text-style-name="P1" draw:layer="layout" svg:width="3.999cm" svg:height="0.999cm" draw:transform="rotate (3.1415926535892) translate (4.25000000000178cm 1.74999999999688cm)" svg:viewBox="0 0 4000 1000" draw:points="1750,0 3000,0 4000,1000 0,1000">
          <text:p/>
        </draw:polyline>
        <draw:line draw:style-name="gr9" draw:text-style-name="P1" draw:layer="layout" svg:x1="4cm" svg:y1="1.75cm" svg:x2="4.25cm" svg:y2="1.75cm">
          <text:p/>
        </draw:line>
        <draw:line draw:style-name="gr9" draw:text-style-name="P1" draw:layer="layout" svg:x1="5cm" svg:y1="1.75cm" svg:x2="5.25cm" svg:y2="1.75cm">
          <text:p/>
        </draw:line>
        <draw:custom-shape draw:style-name="gr12" draw:text-style-name="P1" draw:layer="layout" svg:width="0.5cm" svg:height="0.5cm" draw:transform="skewX (-0.7853981633973) translate (1cm 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text-style-name="P3" draw:layer="layout" svg:width="2cm" svg:height="0.5cm" svg:x="3.25cm" svg:y="2.5cm">
          <draw:text-box>
            <text:p><text:span text:style-name="T2">Plated Hole</text:span></text:p>
          </draw:text-box>
        </draw:frame>
        <draw:line draw:style-name="gr13" draw:text-style-name="P1" draw:layer="layout" svg:x1="3.13cm" svg:y1="2.75cm" svg:x2="3.13cm" svg:y2="2.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7cm" fo:page-height="3.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1-19T00:04:12.96</meta:creation-date>
    <dc:date>2014-03-19T00:15:27.88</dc:date>
    <meta:editing-duration>PT58M48S</meta:editing-duration>
    <meta:editing-cycles>39</meta:editing-cycles>
    <meta:generator>OpenOffice.org/3.4.1$Win32 OpenOffice.org_project/341m1$Build-9593</meta:generator>
    <meta:document-statistic meta:object-count="32"/>
  </office:meta>
</office:document-meta>
</file>